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fo:font-size="20pt" style:font-size-asian="20pt" style:font-size-complex="20pt"/>
    </style:style>
    <style:style style:name="P2" style:parent-style-name="Párrafodelista" style:list-style-name="LFO1" style:family="paragraph"/>
    <style:style style:name="P3" style:parent-style-name="Párrafodelista" style:list-style-name="LFO1" style:family="paragraph"/>
    <style:style style:name="P4" style:parent-style-name="Párrafodelista" style:list-style-name="LFO1" style:family="paragraph"/>
    <style:style style:name="P5" style:parent-style-name="Normal" style:family="paragraph">
      <style:text-properties fo:font-weight="bold" style:font-weight-asian="bold"/>
    </style:style>
    <style:style style:name="P6" style:parent-style-name="Normal" style:family="paragraph">
      <style:text-properties fo:font-weight="bold" style:font-weight-asian="bold"/>
    </style:style>
    <style:style style:name="P7" style:parent-style-name="Normal" style:family="paragraph">
      <style:text-properties fo:font-weight="bold" style:font-weight-asian="bold" fo:language="en" fo:country="GB"/>
    </style:style>
    <style:style style:name="P8" style:parent-style-name="Normal" style:family="paragraph">
      <style:text-properties fo:font-weight="bold" style:font-weight-asian="bold" fo:language="en" fo:country="GB"/>
    </style:style>
    <style:style style:name="P9" style:parent-style-name="Normal" style:family="paragraph">
      <style:text-properties fo:font-weight="bold" style:font-weight-asian="bold" fo:language="en" fo:country="GB"/>
    </style:style>
    <style:style style:name="P10" style:parent-style-name="Normal" style:family="paragraph">
      <style:text-properties fo:font-weight="bold" style:font-weight-asian="bold" fo:language="en" fo:country="GB"/>
    </style:style>
    <style:style style:name="P11" style:parent-style-name="Normal" style:family="paragraph">
      <style:text-properties fo:font-weight="bold" style:font-weight-asian="bold" fo:language="en" fo:country="GB"/>
    </style:style>
    <style:style style:name="P12" style:parent-style-name="Normal" style:family="paragraph">
      <style:text-properties fo:font-weight="bold" style:font-weight-asian="bold" fo:language="en" fo:country="GB"/>
    </style:style>
    <style:style style:name="P13" style:parent-style-name="Normal" style:family="paragraph">
      <style:text-properties fo:font-weight="bold" style:font-weight-asian="bold" fo:language="en" fo:country="GB"/>
    </style:style>
    <style:style style:name="P14" style:parent-style-name="Normal" style:family="paragraph">
      <style:text-properties fo:language="en" fo:country="GB"/>
    </style:style>
    <style:style style:name="P15" style:parent-style-name="Normal" style:family="paragraph">
      <style:text-properties fo:font-weight="bold" style:font-weight-asian="bold" fo:language="en" fo:country="GB"/>
    </style:style>
    <style:style style:name="P16" style:parent-style-name="Normal" style:family="paragraph">
      <style:text-properties fo:font-weight="bold" style:font-weight-asian="bold" fo:language="en" fo:country="GB"/>
    </style:style>
    <style:style style:name="P17" style:parent-style-name="Normal" style:family="paragraph">
      <style:text-properties fo:font-weight="bold" style:font-weight-asian="bold" fo:language="en" fo:country="GB"/>
    </style:style>
    <style:style style:name="P18" style:parent-style-name="Normal" style:family="paragraph">
      <style:text-properties fo:font-weight="bold" style:font-weight-asian="bold" fo:language="en" fo:country="GB"/>
    </style:style>
    <style:style style:name="P19" style:parent-style-name="Normal" style:family="paragraph">
      <style:text-properties fo:font-weight="bold" style:font-weight-asian="bold" fo:language="en" fo:country="GB"/>
    </style:style>
    <style:style style:name="P20" style:parent-style-name="Normal" style:family="paragraph">
      <style:text-properties fo:font-weight="bold" style:font-weight-asian="bold"/>
    </style:style>
    <style:style style:name="P21" style:parent-style-name="Normal" style:family="paragraph">
      <style:text-properties fo:font-weight="bold" style:font-weight-asian="bold" fo:color="#0070C0"/>
    </style:style>
    <style:style style:name="P22" style:parent-style-name="Normal" style:family="paragraph">
      <style:text-properties fo:font-weight="bold" style:font-weight-asian="bold" fo:color="#0070C0"/>
    </style:style>
    <style:style style:name="P23" style:parent-style-name="Normal" style:family="paragraph">
      <style:text-properties fo:font-weight="bold" style:font-weight-asian="bold" fo:color="#0070C0" fo:language="en" fo:country="GB"/>
    </style:style>
    <style:style style:name="P24" style:parent-style-name="Normal" style:family="paragraph">
      <style:text-properties fo:font-weight="bold" style:font-weight-asian="bold" fo:color="#0070C0" fo:language="en" fo:country="GB"/>
    </style:style>
    <style:style style:name="P25" style:parent-style-name="Normal" style:family="paragraph">
      <style:text-properties fo:font-weight="bold" style:font-weight-asian="bold" fo:color="#0070C0" fo:language="en" fo:country="GB"/>
    </style:style>
    <style:style style:name="P26" style:parent-style-name="Normal" style:family="paragraph">
      <style:text-properties fo:font-weight="bold" style:font-weight-asian="bold" fo:color="#0070C0" fo:language="en" fo:country="GB"/>
    </style:style>
    <style:style style:name="P27" style:parent-style-name="Normal" style:family="paragraph">
      <style:text-properties fo:font-weight="bold" style:font-weight-asian="bold" fo:color="#0070C0" fo:language="en" fo:country="GB"/>
    </style:style>
    <style:style style:name="P28" style:parent-style-name="Normal" style:family="paragraph">
      <style:text-properties fo:font-weight="bold" style:font-weight-asian="bold" fo:color="#0070C0" fo:language="en" fo:country="GB"/>
    </style:style>
    <style:style style:name="P29" style:parent-style-name="Normal" style:family="paragraph">
      <style:text-properties fo:font-weight="bold" style:font-weight-asian="bold" fo:color="#000000"/>
    </style:style>
    <style:style style:name="P30" style:parent-style-name="Normal" style:family="paragraph">
      <style:text-properties fo:color="#0070C0"/>
    </style:style>
    <style:style style:name="P31" style:parent-style-name="Normal" style:family="paragraph">
      <style:text-properties fo:color="#000000"/>
    </style:style>
    <style:style style:name="P32" style:parent-style-name="Normal" style:family="paragraph">
      <style:text-properties fo:font-weight="bold" style:font-weight-asian="bold" fo:color="#0070C0"/>
    </style:style>
    <style:style style:name="P33" style:parent-style-name="Normal" style:family="paragraph">
      <style:text-properties fo:font-weight="bold" style:font-weight-asian="bold"/>
    </style:style>
    <style:style style:name="P34" style:parent-style-name="Normal" style:family="paragraph">
      <style:text-properties fo:font-weight="bold" style:font-weight-asian="bold"/>
    </style:style>
    <style:style style:name="T35" style:parent-style-name="Fuentedepárrafopredeter." style:family="text">
      <style:text-properties fo:language="en" fo:country="GB"/>
    </style:style>
    <style:style style:name="P36" style:parent-style-name="Normal" style:family="paragraph">
      <style:text-properties fo:font-weight="bold" style:font-weight-asian="bold" fo:language="en" fo:country="GB"/>
    </style:style>
    <style:style style:name="P37" style:parent-style-name="Normal" style:family="paragraph">
      <style:text-properties fo:font-weight="bold" style:font-weight-asian="bold"/>
    </style:style>
    <style:style style:name="P38" style:parent-style-name="Normal" style:family="paragraph">
      <style:text-properties fo:font-weight="bold" style:font-weight-asian="bold" fo:color="#0070C0"/>
    </style:style>
    <style:style style:name="P39" style:parent-style-name="Normal" style:family="paragraph">
      <style:text-properties fo:font-weight="bold" style:font-weight-asian="bold" fo:color="#0070C0" fo:language="en" fo:country="GB"/>
    </style:style>
    <style:style style:name="P40" style:parent-style-name="Normal" style:family="paragraph">
      <style:text-properties fo:font-weight="bold" style:font-weight-asian="bold" fo:color="#0070C0" fo:language="en" fo:country="GB"/>
    </style:style>
    <style:style style:name="P41" style:parent-style-name="Normal" style:family="paragraph">
      <style:text-properties fo:font-weight="bold" style:font-weight-asian="bold" fo:language="en" fo:country="GB"/>
    </style:style>
    <style:style style:name="P42" style:parent-style-name="Normal" style:family="paragraph">
      <style:text-properties fo:font-weight="bold" style:font-weight-asian="bold" fo:language="en" fo:country="GB"/>
    </style:style>
    <style:style style:name="P43" style:parent-style-name="Normal" style:family="paragraph">
      <style:text-properties fo:font-weight="bold" style:font-weight-asian="bold" fo:color="#0070C0" fo:language="en" fo:country="GB"/>
    </style:style>
    <style:style style:name="P44" style:parent-style-name="Normal" style:family="paragraph">
      <style:text-properties fo:font-weight="bold" style:font-weight-asian="bold" fo:color="#0070C0" fo:language="en" fo:country="GB"/>
    </style:style>
    <style:style style:name="P45" style:parent-style-name="Normal" style:family="paragraph">
      <style:text-properties fo:font-weight="bold" style:font-weight-asian="bold" fo:language="en" fo:country="GB"/>
    </style:style>
    <style:style style:name="P46" style:parent-style-name="Normal" style:family="paragraph">
      <style:text-properties fo:font-weight="bold" style:font-weight-asian="bold" fo:language="en" fo:country="GB"/>
    </style:style>
    <style:style style:name="T47" style:parent-style-name="Fuentedepárrafopredeter." style:family="text">
      <style:text-properties fo:font-weight="bold" style:font-weight-asian="bold" fo:language="en" fo:country="GB"/>
    </style:style>
    <style:style style:name="P48" style:parent-style-name="Normal" style:family="paragraph">
      <style:text-properties fo:font-weight="bold" style:font-weight-asian="bold" fo:color="#0070C0" fo:language="en" fo:country="GB"/>
    </style:style>
    <style:style style:name="P49" style:parent-style-name="Normal" style:family="paragraph">
      <style:text-properties fo:font-weight="bold" style:font-weight-asian="bold" fo:color="#0070C0" fo:language="en" fo:country="GB"/>
    </style:style>
    <style:style style:name="P50" style:parent-style-name="Normal" style:family="paragraph">
      <style:text-properties fo:font-weight="bold" style:font-weight-asian="bold" fo:color="#0070C0" fo:language="en" fo:country="GB"/>
    </style:style>
    <style:style style:name="P51" style:parent-style-name="Normal" style:family="paragraph">
      <style:text-properties fo:font-weight="bold" style:font-weight-asian="bold" fo:color="#0070C0" fo:language="en" fo:country="GB"/>
    </style:style>
    <style:style style:name="P52" style:parent-style-name="Normal" style:family="paragraph">
      <style:text-properties fo:font-weight="bold" style:font-weight-asian="bold" fo:color="#0070C0" fo:language="en" fo:country="GB"/>
    </style:style>
    <style:style style:name="P53" style:parent-style-name="Normal" style:family="paragraph">
      <style:text-properties fo:color="#000000"/>
    </style:style>
    <style:style style:name="P54" style:parent-style-name="Normal" style:family="paragraph">
      <style:text-properties fo:color="#000000"/>
    </style:style>
    <style:style style:name="P55" style:parent-style-name="Normal" style:family="paragraph">
      <style:text-properties fo:color="#000000"/>
    </style:style>
    <style:style style:name="P56" style:parent-style-name="Normal" style:family="paragraph">
      <style:text-properties fo:color="#000000"/>
    </style:style>
    <style:style style:name="P57" style:parent-style-name="Normal" style:family="paragraph">
      <style:text-properties fo:color="#000000"/>
    </style:style>
    <style:style style:name="P58" style:parent-style-name="Normal" style:family="paragraph">
      <style:text-properties fo:color="#000000"/>
    </style:style>
    <style:style style:name="P59" style:parent-style-name="Normal" style:family="paragraph">
      <style:text-properties fo:color="#000000"/>
    </style:style>
    <style:style style:name="P60" style:parent-style-name="Normal" style:family="paragraph">
      <style:text-properties fo:font-weight="bold" style:font-weight-asian="bold" fo:color="#0070C0"/>
    </style:style>
  </office:automatic-styles>
  <office:body>
    <office:text text:use-soft-page-breaks="true">
      <text:p text:style-name="P1">INFORMATICA GRAFICA</text:p>
      <text:p text:style-name="Normal"/>
      <text:p text:style-name="Normal">Estructura de datos compuesta por imágenes con el mismo formato -&gt; textura</text:p>
      <text:p text:style-name="Normal">Imagen (no siempre bidimensional) que se aplica a las coordenadas de textura de las caras de un modelo -&gt; definición mas acertada de<text:s/>textura<text:s/></text:p>
      <text:p text:style-name="Normal">Las texturas contienen información de alta frecuencia<text:s/></text:p>
      <text:p text:style-name="Normal">Las propiedades de una malla se almacenan en los vertices, por tanto la forma de aumentar la resolución de la información es aumentar el nº de vertices , es decir, el objetivo de una textura es almacenar información detallada para no necesitar aumentar los vertices</text:p>
      <text:p text:style-name="Normal">Mapear es proyectar una estructura sobre otra. Se usa generalmente en la etapa de fragmentos</text:p>
      <text:p text:style-name="Normal">Las texturas hacen el renderizado y el modelado (como el displacement map) mas eficiente</text:p>
      <text:p text:style-name="Normal">Pixel es un elemento de una imagen, y texel es un elemento de una textura<text:s/></text:p>
      <text:p text:style-name="Normal">Ambient occlussion se utiliza para que el modelo de iluminación se de cuenta de donde es mas difícil que lleguen fotones rebotados</text:p>
      <text:p text:style-name="Normal">Se pueden utilizar derivadas para calcular la normal en un mapa de profundidad en escala de grises</text:p>
      <text:p text:style-name="Normal">Parallax mapping desplaza <text:s/>las coordenadas de textura teniendo en cuenta las normales y la posición de la cámara</text:p>
      <text:p text:style-name="Normal">Map entity es una vez que tenemos la forma el como llevamos la forma envolvente a cada fragmento</text:p>
      <text:p text:style-name="Normal">El modelo de reflexión es importante porque, utilizando un mapa de entorno, se puede conseguir un reflejo realista</text:p>
      <text:p text:style-name="Normal">Las texturas procedurales son las únicas que no necesitan un array, ya que se crean a partir de una fórmula matemática.</text:p>
      <text:p text:style-name="Normal">Shape map es una figura envolvente en la que se puede meter la figura 3D.</text:p>
      <text:p text:style-name="Normal">La etapa de vertices pasa las coordenadas de textura, por tanto, cuando queremos insertar una textura, tenemos que pasar las variables de entrada y ponerlas como salida.</text:p>
      <text:p text:style-name="Normal">En el shader de vertices también se puede utilizar una matriz de texturas para generar las coordenadas de textura. Esto es para que, al igual que puedo proyectar un modelo, puedo proyectar una textura en la escena.</text:p>
      <text:p text:style-name="Normal">Perdida de información debido a una baja frecuencia de muestreo (aliasing): puede afectar a las texturas a la hora de crear los fragmentos en la etapa de rasterizado. Esto es porque al tomar las coordenadas de textura interpolando la coordenada de textura del vertice padre, cuando tenemos dos fragmentos que están colocados de<text:s/>forma consecutiva. Al alejar el modelo junto a sus texturas también habrá que interpolar esos dos fragmentos, habrá mas variación en el resultado de la interpolación, por tanto, cuantos mas fragmentos se usen, habrá una frecuencia de muestreo mayor. Esto<text:s/>también significa que en la escena en la que un<text:s/><text:soft-page-break/>objeto tenga muy pocos fragmentos tendrá un mayor efecto de aliasing, porque se esta muestreando la imagen con menos frecuencia de muestreo. El aliasing en textura también se puede dar por tener texturas con<text:s/>muy baja resolución, por tanto aunque se tengan muchos fragmentos, la textura seguirá teniendo problemas de aliasing. En resumen, textura grande-pocos fragmentos / textura pequeña-muchos fragmentos.</text:p>
      <text:p text:style-name="Normal">Tecnicas de antialiasing:<text:s/></text:p>
      <text:list text:style-name="LFO1" text:continue-numbering="true">
        <text:list-item>
          <text:p text:style-name="P2">Supersampling:<text:s/>aumentar la tasa de muestreo</text:p>
        </text:list-item>
        <text:list-item>
          <text:p text:style-name="P3">Prefiltering: esta técnica consiste en coger 4 esquinas de fragmenots que se proyectan sobre la textura, e interpola el color de la información que ha obtenido de la proyección. El problema es que requiere mucho esfuerzo de computo, en tiempo real no resulta viable.</text:p>
        </text:list-item>
        <text:list-item>
          <text:p text:style-name="P4">Mip-map: Partimos de la imagen de la textura a máxima resolución y teniendo pocos fragmentos. En preproceso se cogera esa textura y se reducira a un 25% aproximadamente (normalmente). Esto lo que hace es que en cada<text:s/>momento la tarjeta grafica escoja la resolución mas adecuada para que se vea mas correctamente al alejarala.</text:p>
        </text:list-item>
      </text:list>
      <text:p text:style-name="Normal">Tecnicas filatrado bilineal: si un fragmento no se corresponde con ningún textel, entonces buscamos los texeles mas cercanos, y hacemos una interpolación bilineal. Se puede producir un efecto de popping de texturas, ya que puede ser visible por un usuario cuando se realice un cambio de textura que se adapte mas a la escena.</text:p>
      <text:p text:style-name="Normal">Filtrado trilineal: además de tomar los texeles mas cercanos, se hará también<text:s/>una interpolación entre los texeles que necesito del siguiente nivel (por ejemplo la textura que aparece cuando cambia al alejar el modelo) y los del nivel actual, efectuando una transicion mucho mas suave y eliminando el problema de popping. Habra veces<text:s/>que aun con filtrado trilineal aparecerán problemas de emborronado. Esto ocurre cuando nos encontramos visualizando una textura aplicada en un modelo que vemos inclinado, ya que hay mas información cuando lo vemos horizontalmente.<text:s/></text:p>
      <text:p text:style-name="Normal">Flitrado anisotrópico: Se utiliza para disminuir el efecto de emborronado a medida que se alejan las texturas. ESTO VA A ENTRAR CON BASTANTE PROBABILIDAD.</text:p>
      <text:p text:style-name="Normal">Una forma de solucionar el tiling y el aliasing puede ser acudir a las texturas procedurales,<text:s/></text:p>
      <text:p text:style-name="Normal">Lo que tengamos en un default<text:s/>frame buffer siempre se va a mostrar por pantalla. Lo que tengamos en un vbo siempre se almacenara en una textura.</text:p>
      <text:p text:style-name="Normal">Shadow mapping es un algoritmo que proyecta una textura que contenga información de la sombra. Se trata de un render en 2 pasadas. Supongamos<text:s/>que tenemos una bombilla que genera luz en cono, y una cámara que visualiza la escena, la cámara tiene una matriz view y una matriz proj, que sitúa la luz en el mundo. Renderizo después en un vbo para guardar el zbuffer de los objetos (y no el color). Por<text:s/>tanto obtenemos la profundidad de todo lo que se esta viendo. Desactivamos el zbuffer y activamos el framebuffer para que ahora todo se pinte por pantalla. (si la luz es direccional necesitamos la información de profundidad de todas las direcciones) Tras<text:s/>esto empezaremos a proyectar utilizando la cámara, pero los puntos que proyectamos con la cámara, también lo podemos proyectar con las matrices view y proj antes definidas. Al tener la información de profundidad podemos saber si ese punto se esta iluminando o no, teniendo asi la posibilidad de pintar sombras.</text:p>
      <text:soft-page-break/>
      <text:p text:style-name="Normal">Renderizado con texturas cae seguro en examen</text:p>
      <text:p text:style-name="Normal">Opcion 1 tema<text:s/></text:p>
      <text:p text:style-name="Normal">En una textura rectangular indexamos a nivel de texel y no de forma normalizada.</text:p>
      <text:p text:style-name="Normal">Si activo una textura como textura 2D, esto se convierte en su tipo.</text:p>
      <text:p text:style-name="Normal">GlTexStorage2D lo que hace es modificar la textura 2D que está activa</text:p>
      <text:p text:style-name="Normal">GLStorage2D reserva espacio para la textura con el formato y tamaño que le estés asignando. También puedes elegir a qué nivel de mipmap lo vas a subir y a qué mipmap indicando su índice.</text:p>
      <text:p text:style-name="Normal">BGRA es el formato de la textura en la memoria principal.</text:p>
      <text:p text:style-name="Normal">Wrap_s y wrap_t lo que hace es definir los bordes de la textura, para poder repetir la textura, repetir su borde, etcétera.</text:p>
      <text:p text:style-name="Normal">Opcion 2:</text:p>
      <text:p text:style-name="Normal">GlTeximage2D es como reservar espacio, por tanto no podemos crear otra textura si borrar otra. Si la creo de esta forma se convierte en una textura <text:s/>mutable (que pueden cambiar de tamaño)</text:p>
      <text:p text:style-name="Normal">Para subir un texID y el<text:s/>samplerID hay que combinarlo por asi decirlo ya que uno se refiere a una variable y el otro es una textura. Lo que devemos subir en el uniform es que mire la textura en el tex1.</text:p>
      <text:p text:style-name="P5">Ejercicio de ejemplo:</text:p>
      <text:p text:style-name="P6">Tengo las variables:</text:p>
      <text:p text:style-name="P7">//SHADER</text:p>
      <text:p text:style-name="P8">Uniform sampler2D t1;</text:p>
      <text:p text:style-name="P9">Uniform sampler2D t2;</text:p>
      <text:p text:style-name="P10">…</text:p>
      <text:p text:style-name="P11">//CODIGO EN EL CLIENTE</text:p>
      <text:p text:style-name="P12">glGenTexture (1, &amp;tex1); //creo 2 texturas</text:p>
      <text:p text:style-name="P13">glGenTexture (1, &amp;tex2);</text:p>
      <text:p text:style-name="P14"><text:s/>…</text:p>
      <text:p text:style-name="P15">glActiveTexture(GL_TEXTURE+0);</text:p>
      <text:p text:style-name="P16">glBindTexture(GL_TEXTURE_2D, tex1);</text:p>
      <text:p text:style-name="P17"/>
      <text:p text:style-name="P18">glActiveTexture(GL_TEXTURE0+1);</text:p>
      <text:p text:style-name="P19">glBindTexture(GL_TEXTURE_2D, tex2);</text:p>
      <text:p text:style-name="P20">//quiero ligar t1 con tex2 y t2 con tex1<text:s/>//azul es la respuesta</text:p>
      <text:soft-page-break/>
      <text:p text:style-name="P21">glUseProgramObjectARB(my_program); //activo el programa</text:p>
      <text:p text:style-name="P22">//le tengo que pedir al shader los ID de las variables que quiero modificar</text:p>
      <text:p text:style-name="P23">Int t1id<text:s/>= glGetUniformLocation(my_program, “t1”);<text:s/>//t1id es un identificador</text:p>
      <text:p text:style-name="P24">Int t2id<text:s/>= glGetUniformLocation(my_program, “t2”);</text:p>
      <text:p text:style-name="P25"/>
      <text:p text:style-name="P26">glUniform1i(t1id,<text:s/>1);</text:p>
      <text:p text:style-name="P27">glUniform1i(t2id,<text:s/>0);</text:p>
      <text:p text:style-name="P28"/>
      <text:p text:style-name="P29">//t1 que textura tiene asociada? Pregunta 2</text:p>
      <text:p text:style-name="P30">T1 y t2 tienen asociada la misma<text:s/>textura</text:p>
      <text:p text:style-name="P31">//solo puede haber una textura activa en cada texUnit</text:p>
      <text:p text:style-name="P32"/>
      <text:p text:style-name="P33">glGenTexture (1, &amp;tex1); //creo 2 texturas</text:p>
      <text:p text:style-name="P34">glGenTexture (1, &amp;tex2);</text:p>
      <text:p text:style-name="Normal"><text:s/><text:span text:style-name="T35">…</text:span></text:p>
      <text:p text:style-name="P36"/>
      <text:p text:style-name="P37"/>
      <text:p text:style-name="P38">glUseProgramObjectARB(my_program); //activo el programa</text:p>
      <text:p text:style-name="P39">Int t1id<text:s/>= glGetUniformLocation(my_program, “t1”); //t1id es un identificador</text:p>
      <text:p text:style-name="P40">Int t2id<text:s/>= glGetUniformLocation(my_program, “t2”);</text:p>
      <text:p text:style-name="P41">glActiveTexture(GL_TEXTURE+0);</text:p>
      <text:p text:style-name="P42">glBindTexture(GL_TEXTURE_2D, tex1);</text:p>
      <text:p text:style-name="P43">glUniform1i(t2id, 0);</text:p>
      <text:p text:style-name="P44"/>
      <text:p text:style-name="P45">/*</text:p>
      <text:p text:style-name="P46">glActiveTexture(GL_TEXTURE0+1);</text:p>
      <text:p text:style-name="Normal"><text:span text:style-name="T47">glBindTexture(GL_TEXTURE_2D, tex2);</text:span></text:p>
      <text:p text:style-name="P48">*/</text:p>
      <text:p text:style-name="P49"/>
      <text:p text:style-name="P50">glUniform1i(t1id, 1);</text:p>
      <text:p text:style-name="P51"/>
      <text:soft-page-break/>
      <text:p text:style-name="P52">FIN EJEMPLOS</text:p>
      <text:p text:style-name="P53">Nosotros accedemos a las texturas a través de los sampler, no a través de arrays.</text:p>
      <text:p text:style-name="P54">Podemos tener una textura en coma flotante, en el caso de que el formato de imágenes de la textura sea rgba32f. Sin embargo siempre vamos <text:s/>a usar el tipo sampler.</text:p>
      <text:p text:style-name="P55">El sampler shadow sirve para hacer sombras con texturas, metiendo una textura con un buffer de profundidad.<text:s/></text:p>
      <text:p text:style-name="P56">Todo se maneja a través de funciones.<text:s/></text:p>
      <text:p text:style-name="P57">No se debe llamar a la función lod porque el tamaño no siempre va a ser el mismo en los fragmentos. Esto debería hacerse simplemente con una variable uniform.<text:s/></text:p>
      <text:p text:style-name="P58">Si se trabaja con texturas en la etapa de vertices, utilizar la función texelFetch() para poder acceder directamente a los texels.</text:p>
      <text:p text:style-name="P59"/>
      <text:p text:style-name="P60"/>
      <text:p text:style-name="Normal"/>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Párrafodelista" style:display-name="Párrafo de lista"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Iván Sanandrés Gutiérrez</meta:initial-creator>
    <dc:creator>Iván Sanandrés</dc:creator>
    <meta:creation-date>2018-11-07T14:07:00Z</meta:creation-date>
    <dc:date>2018-11-15T17:58:00Z</dc:date>
    <meta:template xlink:href="Normal" xlink:type="simple"/>
    <meta:editing-cycles>38</meta:editing-cycles>
    <meta:editing-duration>PT16140S</meta:editing-duration>
    <meta:document-statistic meta:page-count="5" meta:paragraph-count="17" meta:word-count="1375" meta:character-count="8922" meta:row-count="63" meta:non-whitespace-character-count="7564"/>
  </office:meta>
</office:document-meta>
</file>